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1" table:number-rows-repeated="1048505">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5">00/00/0000</text:date>, <text:time style:data-style-name="N2" text:time-value="23:29:44.96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5T23:40:39.193000000</dc:date>
    <meta:editing-duration>PT8H13M38S</meta:editing-duration>
    <meta:editing-cycles>252</meta:editing-cycles>
    <meta:document-statistic meta:table-count="1" meta:cell-count="279" meta:object-count="0"/>
  </office:meta>
</office:document-meta>
</file>